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222" officeooo:paragraph-rsid="00551cc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59d608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9d608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9d608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9d98c" officeooo:paragraph-rsid="00551cc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cc222" officeooo:paragraph-rsid="00551cc4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51cc4" officeooo:paragraph-rsid="00551cc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1cc4" officeooo:paragraph-rsid="00551cc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551c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1cc4" style:font-weight-asian="bold" style:font-weight-complex="bold"/>
    </style:style>
    <style:style style:name="T3" style:family="text">
      <style:text-properties fo:font-size="12pt" fo:font-weight="bold" officeooo:rsid="00473b4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474994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4adeec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672f1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551cc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764b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5894d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normal" officeooo:rsid="005b9bc6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cc22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51cc4" style:font-size-asian="12pt" style:font-weight-asian="normal" style:font-size-complex="12pt" style:font-weight-complex="normal"/>
    </style:style>
    <style:style style:name="T14" style:family="text">
      <style:text-properties officeooo:rsid="00551cc4"/>
    </style:style>
    <style:style style:name="T15" style:family="text">
      <style:text-properties officeooo:rsid="004f1b7d"/>
    </style:style>
    <style:style style:name="T16" style:family="text">
      <style:text-properties officeooo:rsid="005b9bc6"/>
    </style:style>
    <style:style style:name="T17" style:family="text">
      <style:text-properties officeooo:rsid="005894d1"/>
    </style:style>
    <style:style style:name="T18" style:family="text">
      <style:text-properties officeooo:rsid="005941cd"/>
    </style:style>
    <style:style style:name="T19" style:family="text">
      <style:text-properties officeooo:rsid="0035db3e"/>
    </style:style>
    <style:style style:name="T20" style:family="text">
      <style:text-properties officeooo:rsid="005a3e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19">xx</text:span> - Controls</text:p>
          </table:table-cell>
          <table:table-cell table:style-name="Table1.A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4"><text:span text:style-name="T3">3</text:span><text:span text:style-name="T4">0</text:span><text:span text:style-name="T5">5</text:span><text:span text:style-name="T6"> - </text:span><text:span text:style-name="T7">Flight - </text:span><text:span text:style-name="T10">Target</text:span><text:span text:style-name="T8">points</text:span><text:span text:style-name="T9"> from F10 map</text:span></text:p>
      <text:p text:style-name="P2"/>
      <text:p text:style-name="P3">Import F10 map markers<text:span text:style-name="T15"> -- WIP</text:span><text:span text:style-name="T17">, but should be mostly complete</text:span></text:p>
      <text:list xml:id="list3778480562" text:style-name="L1">
        <text:list-item>
          <text:p text:style-name="P7">Put marks on the map, labeled <text:span text:style-name="T16">"</text:span><text:span text:style-name="T1">#TP</text:span><text:span text:style-name="T2">0</text:span><text:span text:style-name="T1">1</text:span><text:span text:style-name="T16">"</text:span>, <text:span text:style-name="T16">"</text:span><text:span text:style-name="T1">#TP</text:span><text:span text:style-name="T2">0</text:span><text:span text:style-name="T1">2</text:span><text:span text:style-name="T16">"</text:span>, etc.<text:span text:style-name="T16"> <text:s/></text:span><text:span text:style-name="T14">(</text:span><text:span text:style-name="T16">"#TP1" etc. also works.</text:span><text:span text:style-name="T14">)</text:span></text:p>
        </text:list-item>
        <text:list-item>
          <text:p text:style-name="P8">On right MFD, go to <text:span text:style-name="T1">Menu</text:span> &gt; <text:span text:style-name="T1">CAS</text:span> &gt; <text:span text:style-name="T1">RCALL</text:span>.</text:p>
        </text:list-item>
        <text:list-item>
          <text:p text:style-name="P7">Press <text:span text:style-name="T1">RShift-RAlt-8</text:span> to import targets from map.</text:p>
        </text:list-item>
      </text:list>
      <text:list text:style-name="L2">
        <text:list-item>
          <text:list>
            <text:list-item>
              <text:p text:style-name="P9">If marks are imported while on the ground, imported targets will appear in the built-in kneeboard page and be automatically assigned to targetpoints.</text:p>
            </text:list-item>
            <text:list-item>
              <text:p text:style-name="P11">If marks are imported while airborne, <text:span text:style-name="T14">they will not appear in the built-in kneeboard page nor will they be automatically assigned to targetpoints, but they will appear in the CAS &gt; RCALL page (see below) and can be assigned to targetpoints manually.</text:span></text:p>
            </text:list-item>
            <text:list-item>
              <text:p text:style-name="P9">In either case, marks will be appended to any existing records in the CAS &gt; RCALL page, regardless of their #TPnn labels<text:span text:style-name="T20">.</text:span></text:p>
            </text:list-item>
            <text:list-item>
              <text:p text:style-name="P11">NOTE: If you delete a marker and re-create it with the same name, and import again, it will show up as a new import. <text:s/>Imported marks can be deleted from the RCALL page by pressing the ERAS OSB on the UFC ODU.</text:p>
            </text:list-item>
            <text:list-item>
              <text:p text:style-name="P11">For your own organization, it's recommended to name the #TPnn map markers in order from the next available item in the CAS &gt; RCALL page.</text:p>
            </text:list-item>
          </text:list>
        </text:list-item>
      </text:list>
      <text:list xml:id="list95808422183137" text:continue-list="list3778480562" text:style-name="L1">
        <text:list-item>
          <text:p text:style-name="P8">Use <text:span text:style-name="T1">up/down arrow OSB</text:span>s to select <text:span text:style-name="T14">an imported mark</text:span><text:span text:style-name="T16">.</text:span></text:p>
        </text:list-item>
        <text:list-item>
          <text:p text:style-name="P8">Press <text:span text:style-name="T1">CAS</text:span> OSB again<text:span text:style-name="T14"> to return to the main CAS page</text:span>, then press <text:span text:style-name="T1">USE</text:span> OSB.</text:p>
        </text:list-item>
        <text:list-item>
          <text:p text:style-name="P8">On UFC, <text:span text:style-name="T18">enter</text:span> number of targetpoint you want to assign the mark to (e.g. 1), then <text:span text:style-name="T1">ENT</text:span>.</text:p>
        </text:list-item>
      </text:list>
      <text:list text:style-name="L3">
        <text:list-item>
          <text:list>
            <text:list-item>
              <text:p text:style-name="P13"><text:span text:style-name="T11">Enter more in sequence by repeating: </text:span><text:span text:style-name="T12">Down arrow OSB, USE OSB, press number of target point (e.g. 2), then ENT.</text:span><text:span text:style-name="T13"> <text:s/>You don't have to go back to the RCALL page to use the up/down arrows.</text:span></text:p>
            </text:list-item>
          </text:list>
        </text:list-item>
      </text:list>
      <text:list xml:id="list95808942112237" text:continue-list="list95808422183137" text:style-name="L1">
        <text:list-item>
          <text:p text:style-name="P12">Left MFD on EHSD screen will automatically go to DATA mode<text:span text:style-name="T14"> while importing</text:span>. <text:s/>If you move the TDC while in this mode<text:span text:style-name="T14">, and you have INS as SOI</text:span>, it will move the waypoint! <text:s/>Re<text:span text:style-name="T14">-</text:span>import the marker as that target point to reset (any other way to reset to original position??).</text:p>
        </text:list-item>
        <text:list-item>
          <text:p text:style-name="P12"><text:span text:style-name="T1">When finished</text:span> importing and setting target points, press <text:span text:style-name="T1">DATA</text:span> OSB on <text:span text:style-name="T18">EHSD page (</text:span>left MFD<text:span text:style-name="T18">)</text:span>.</text:p>
        </text:list-item>
        <text:list-item>
          <text:p text:style-name="P10">Targetpoints are now available to select, navigate to, and designat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13T09:58:06.612000000</dc:date>
    <meta:editing-duration>P3DT18H9M25S</meta:editing-duration>
    <meta:editing-cycles>69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23" meta:word-count="387" meta:character-count="2035" meta:non-whitespace-character-count="1681"/>
  </office:meta>
</office:document-meta>
</file>